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ttribute-based encryption with Non-Monotonic Access Structures</text:p>
          </table:table-cell>
          <table:table-cell office:value-type="string" calcext:value-type="string">
            <text:p>Ostrovsky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realization of non-monotonic access structures, less efficient than LSW 2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cation Systems with Very Small Private Keys</text:p>
          </table:table-cell>
          <table:table-cell office:value-type="string" calcext:value-type="string">
            <text:p>Lewko, Sahai, Wat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vocation by non-monotonic access structures</text:p>
          </table:table-cell>
          <table:table-cell office:value-type="string" calcext:value-type="string">
            <text:p>KP-ABE (indirectly)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lsss), constant with revocations</text:p>
          </table:table-cell>
          <table:table-cell office:value-type="string" calcext:value-type="string">
            <text:p>O(attributes + r)</text:p>
          </table:table-cell>
          <table:table-cell office:value-type="string" calcext:value-type="string">
            <text:p>O of r, private key size too</text:p>
          </table:table-cell>
        </table:table-row>
        <table:table-row table:style-name="ro2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2">
          <table:table-cell office:value-type="string" calcext:value-type="string">
            <text:p>Expressive Key-Policy Attribute-Based Encryption with Constant-Size Ciphertexts</text:p>
          </table:table-cell>
          <table:table-cell office:value-type="string" calcext:value-type="string">
            <text:p>Attrapadung, Libert, Panafie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n-monotonic AS with constant-size ciphertext, but quadratic-size private keys</text:p>
          </table:table-cell>
          <table:table-cell office:value-type="string" calcext:value-type="string">
            <text:p>KP-ABE</text:p>
          </table:table-cell>
          <table:table-cell/>
          <table:table-cell office:value-type="string" calcext:value-type="string">
            <text:p>LS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Constant-Size Ciphertext Attribute-based Encryption from Multi-channel Broadcast Encryption</text:p>
          </table:table-cell>
          <table:table-cell office:value-type="string" calcext:value-type="string">
            <text:p>Canard, Trin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equires private parameters for encryption (used for broadcast encryption); omits KeyGen algorithm, instead outputs Keys when setting up the system (not sure if afterwards new keys can be generated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CNF with restriction how often a single attribute may appea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E: Fast Attribute-Based Message Encryption</text:p>
          </table:table-cell>
          <table:table-cell office:value-type="string" calcext:value-type="string">
            <text:p>Agrawal, Cha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st, full security in standard model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3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4:33:49.70899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20T18:54:51.495553826</dc:date>
    <dc:creator>Daniel Bücheler</dc:creator>
    <meta:editing-duration>PT11H21M23S</meta:editing-duration>
    <meta:editing-cycles>16</meta:editing-cycles>
    <meta:generator>LibreOffice/6.4.6.2$Linux_X86_64 LibreOffice_project/40$Build-2</meta:generator>
    <meta:document-statistic meta:table-count="1" meta:cell-count="209" meta:object-count="0"/>
  </office:meta>
</office:document-meta>
</file>